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00610f6" officeooo:paragraph-rsid="000610f6" style:font-size-asian="14pt" style:font-size-complex="16pt"/>
    </style:style>
    <style:style style:name="P2" style:family="paragraph" style:parent-style-name="Standard">
      <style:paragraph-properties fo:text-align="start" style:justify-single-word="false"/>
      <style:text-properties style:font-name="Times New Roman" fo:font-size="14pt" officeooo:rsid="000610f6" officeooo:paragraph-rsid="000610f6" style:font-size-asian="12.25pt" style:font-size-complex="14pt"/>
    </style:style>
    <style:style style:name="P3" style:family="paragraph" style:parent-style-name="Standard">
      <style:paragraph-properties fo:text-align="start" style:justify-single-word="false"/>
      <style:text-properties style:font-name="Times New Roman" fo:font-size="12pt" officeooo:rsid="000610f6" officeooo:paragraph-rsid="000610f6" style:font-size-asian="10.5pt" style:font-size-complex="12pt"/>
    </style:style>
    <style:style style:name="P4" style:family="paragraph" style:parent-style-name="Standard" style:list-style-name="L1">
      <style:paragraph-properties fo:text-align="start" style:justify-single-word="false"/>
      <style:text-properties style:font-name="Times New Roman" fo:font-size="12pt" officeooo:rsid="000610f6" officeooo:paragraph-rsid="000610f6" style:font-size-asian="10.5pt" style:font-size-complex="12pt"/>
    </style:style>
    <style:style style:name="P5" style:family="paragraph" style:parent-style-name="Standard">
      <style:paragraph-properties fo:text-align="start" style:justify-single-word="false"/>
      <style:text-properties style:font-name="Times New Roman" fo:font-size="12pt" officeooo:rsid="0006e2bf" officeooo:paragraph-rsid="0006e2bf" style:font-size-asian="10.5pt" style:font-size-complex="12pt"/>
    </style:style>
    <style:style style:name="P6" style:family="paragraph" style:parent-style-name="Standard">
      <style:paragraph-properties fo:text-align="start" style:justify-single-word="false"/>
      <style:text-properties style:font-name="Times New Roman" fo:font-size="12pt" officeooo:rsid="0007d2b4" officeooo:paragraph-rsid="0008bc72" style:font-size-asian="10.5pt" style:font-size-complex="12pt"/>
    </style:style>
    <style:style style:name="P7" style:family="paragraph" style:parent-style-name="Standard">
      <style:paragraph-properties fo:text-align="start" style:justify-single-word="false"/>
      <style:text-properties style:font-name="Times New Roman" fo:font-size="12pt" officeooo:rsid="0009269f" officeooo:paragraph-rsid="0009269f" style:font-size-asian="10.5pt" style:font-size-complex="12pt"/>
    </style:style>
    <style:style style:name="P8" style:family="paragraph" style:parent-style-name="Standard">
      <style:paragraph-properties fo:text-align="start" style:justify-single-word="false"/>
      <style:text-properties style:font-name="Times New Roman" fo:font-size="12pt" fo:font-weight="bold" officeooo:rsid="000610f6" officeooo:paragraph-rsid="000610f6"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fo:font-weight="bold" officeooo:rsid="0009269f" officeooo:paragraph-rsid="0009269f"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2pt" fo:font-weight="normal" officeooo:rsid="000aeeaf" officeooo:paragraph-rsid="000aeea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0bab6f" officeooo:paragraph-rsid="000bab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officeooo:paragraph-rsid="000610f6"/>
    </style:style>
    <style:style style:name="P13" style:family="paragraph" style:parent-style-name="Standard">
      <style:paragraph-properties fo:text-align="start" style:justify-single-word="false"/>
      <style:text-properties officeooo:paragraph-rsid="0006e2bf"/>
    </style:style>
    <style:style style:name="P14" style:family="paragraph" style:parent-style-name="Standard" style:list-style-name="L3">
      <style:paragraph-properties fo:text-align="start" style:justify-single-word="false"/>
      <style:text-properties officeooo:paragraph-rsid="0006e2bf"/>
    </style:style>
    <style:style style:name="P15" style:family="paragraph" style:parent-style-name="Standard">
      <style:paragraph-properties fo:text-align="start" style:justify-single-word="false"/>
      <style:text-properties officeooo:rsid="0006e2bf" officeooo:paragraph-rsid="0006e2bf"/>
    </style:style>
    <style:style style:name="P16" style:family="paragraph" style:parent-style-name="Standard">
      <style:paragraph-properties fo:text-align="start" style:justify-single-word="false"/>
      <style:text-properties officeooo:rsid="0007d2b4" officeooo:paragraph-rsid="0007d2b4"/>
    </style:style>
    <style:style style:name="P17" style:family="paragraph" style:parent-style-name="Standard">
      <style:paragraph-properties fo:text-align="start" style:justify-single-word="false"/>
      <style:text-properties fo:font-weight="bold" officeooo:paragraph-rsid="000610f6" style:font-weight-asian="bold" style:font-weight-complex="bold"/>
    </style:style>
    <style:style style:name="P18" style:family="paragraph" style:parent-style-name="Standard">
      <style:paragraph-properties fo:text-align="start" style:justify-single-word="false"/>
      <style:text-properties fo:font-weight="bold" officeooo:rsid="0007d2b4" officeooo:paragraph-rsid="0007d2b4"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font-name="Times New Roman" fo:font-size="12pt" style:font-size-asian="10.5pt" style:font-size-complex="12pt"/>
    </style:style>
    <style:style style:name="T4" style:family="text">
      <style:text-properties style:font-name="Times New Roman" fo:font-size="12pt" officeooo:rsid="000610f6" style:font-size-asian="10.5pt" style:font-size-complex="12pt"/>
    </style:style>
    <style:style style:name="T5" style:family="text">
      <style:text-properties style:font-name="Times New Roman" fo:font-size="12pt" officeooo:rsid="0006e2bf" style:font-size-asian="10.5pt" style:font-size-complex="12pt"/>
    </style:style>
    <style:style style:name="T6" style:family="text">
      <style:text-properties style:font-name="Times New Roman" fo:font-size="12pt" officeooo:rsid="0007d2b4" style:font-size-asian="10.5pt" style:font-size-complex="12pt"/>
    </style:style>
    <style:style style:name="T7" style:family="text">
      <style:text-properties style:font-name="Times New Roman" fo:font-size="12pt" officeooo:rsid="0008bc72" style:font-size-asian="10.5pt" style:font-size-complex="12pt"/>
    </style:style>
    <style:style style:name="T8" style:family="text">
      <style:text-properties style:font-name="Times New Roman" fo:font-size="12pt" officeooo:rsid="000c515b" style:font-size-asian="10.5pt" style:font-size-complex="12pt"/>
    </style:style>
    <style:style style:name="T9" style:family="text">
      <style:text-properties fo:font-weight="bold" style:font-weight-asian="bold" style:font-weight-complex="bold"/>
    </style:style>
    <style:style style:name="T10" style:family="text">
      <style:text-properties officeooo:rsid="0008bc72"/>
    </style:style>
    <style:style style:name="T11" style:family="text">
      <style:text-properties officeooo:rsid="000aeeaf"/>
    </style:style>
    <style:style style:name="T12" style:family="text">
      <style:text-properties officeooo:rsid="000b2826"/>
    </style:style>
    <style:style style:name="T13" style:family="text">
      <style:text-properties officeooo:rsid="000c51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l Language Update (May 13<text:span text:style-name="T1">th</text:span> 2018)</text:p>
      <text:p text:style-name="P2"/>
      <text:p text:style-name="P3">This is the most updated document as of May 13<text:span text:style-name="T1">th</text:span> 2018 for OpenDSA formal language material. Before reading this you must be familiar with the documentation written by Duke student that describe all files and usage of this tool. </text:p>
      <text:p text:style-name="P8"/>
      <text:p text:style-name="P17"><text:span text:style-name="T4">Pre-Requisite:</text:span></text:p>
      <text:p text:style-name="P12"><text:span text:style-name="T4">before reading this document, you must read and understand the formal language documentation. </text:span><text:span text:style-name="T7">You should also download, </text:span><text:span text:style-name="T8">and</text:span><text:span text:style-name="T7"> get familiar with JFLAP.</text:span></text:p>
      <text:p text:style-name="P12"><text:span text:style-name="T4"/></text:p>
      <text:p text:style-name="P3"><text:span text:style-name="T9">NewFiles library addition</text:span>:</text:p>
      <text:list xml:id="list864767812763222087" text:style-name="L1">
        <text:list-item>
          <text:p text:style-name="P4">Html2canvas – this file allow<text:span text:style-name="T13">s</text:span> the application to capture and save the machine as a jpeg file.</text:p>
        </text:list-item>
      </text:list>
      <text:p text:style-name="P3"/>
      <text:p text:style-name="P8">Current Directory Structure:</text:p>
      <text:p text:style-name="P5">The following files listed bellow are <text:span text:style-name="T13">the </text:span>core librar<text:span text:style-name="T13">ies</text:span> of the formal language materials. They do not reference any other files in their code and are referenced by almost all other files to implement algorithms and designs.</text:p>
      <text:list xml:id="list817671075023894727" text:style-name="L3">
        <text:list-item>
          <text:p text:style-name="P14"><text:span text:style-name="T5">Commands.js</text:span></text:p>
        </text:list-item>
        <text:list-item>
          <text:p text:style-name="P14"><text:span text:style-name="T5">CustomPrompt.css</text:span></text:p>
        </text:list-item>
        <text:list-item>
          <text:p text:style-name="P14"><text:span text:style-name="T5">CustomPrompt.js</text:span></text:p>
        </text:list-item>
        <text:list-item>
          <text:p text:style-name="P14"><text:span text:style-name="T5"><text:s/>FA.css<text:tab/></text:span></text:p>
        </text:list-item>
        <text:list-item>
          <text:p text:style-name="P14"><text:span text:style-name="T5"><text:s/>FA.js<text:tab/></text:span></text:p>
        </text:list-item>
        <text:list-item>
          <text:p text:style-name="P14"><text:span text:style-name="T5">serializableGraph.js<text:tab/></text:span></text:p>
        </text:list-item>
        <text:list-item>
          <text:p text:style-name="P14"><text:span text:style-name="T5">TraverseAccepter.js<text:tab/></text:span></text:p>
        </text:list-item>
        <text:list-item>
          <text:p text:style-name="P14"><text:span text:style-name="T5">TraverseTransducer.js<text:tab/></text:span></text:p>
        </text:list-item>
        <text:list-item>
          <text:p text:style-name="P14"><text:span text:style-name="T5">underscore-min.js</text:span></text:p>
        </text:list-item>
        <text:list-item>
          <text:p text:style-name="P14"><text:span text:style-name="T5">html2canvas.js</text:span></text:p>
        </text:list-item>
      </text:list>
      <text:p text:style-name="P15"><text:span text:style-name="T3">These files and all other future files that will not be referenced by </text:span><text:span text:style-name="T6">any other files within formal language should be moved into “OpenDSA/DataStructures/FL_resources” directory until the end of development of materials.</text:span></text:p>
      <text:p text:style-name="P16"><text:span text:style-name="T6">A</text:span><text:span text:style-name="T3">ll other files that will reference these files should be located within their respective project folder.</text:span></text:p>
      <text:p text:style-name="P13"><text:span text:style-name="T5"/></text:p>
      <text:p text:style-name="P18"><text:span text:style-name="T5">N</text:span><text:span text:style-name="T3">ext Step:</text:span></text:p>
      <text:p text:style-name="P6">The next step in the development will depend on the need of the formal language class. However, up till this update, the next logical step is to modify view for “Minimize DFA”, “Convert to RLG”, and “Convert To RE” menu option to <text:span text:style-name="T10">mimic JFLAP. Then after, tie/implement algorithm to their respective view elements. Note that there are multiple algorithm already implemented that are worth taking look at before coding.</text:span></text:p>
      <text:p text:style-name="P6"/>
      <text:p text:style-name="P7">I strongly recommend to keep the FLA directory, within AV, <text:s/><text:span text:style-name="T11">intact </text:span>until the end of the development of the materials. This directory contain sub directory that have multiple files in common. I do not encourage deleting those files as well. The linking, within codes, <text:span text:style-name="T11">to those files </text:span>make<text:span text:style-name="T13">s</text:span> it <text:span text:style-name="T11">difficult</text:span> to use one <text:span text:style-name="T11">instance of the file </text:span>(unless you create create a common directory of course). Also be careful, just because files have the same name; it does not mean they have the same content. <text:span text:style-name="T11">Assuming this directory is kept alive, developer can always go back to reflect on the old view or copy and paste code for old functionality that might have been deleted. </text:span></text:p>
      <text:p text:style-name="P6"><text:span text:style-name="T10"><text:s/></text:span></text:p>
      <text:p text:style-name="P9"><text:soft-page-break/>Development <text:span text:style-name="T11">G</text:span>uide:</text:p>
      <text:p text:style-name="P10">If developer is new or unfamiliar with formal language material, it will be extremely beneficial to download and get familiar with JFLAP. Try running example<text:span text:style-name="T13">s</text:span> provided with the jar file <text:span text:style-name="T12">to explore all the provided functionality. Then play with the latest version of this applications and compare it to JFLAP. Read all the documentation for this material before starting to code. </text:span></text:p>
      <text:p text:style-name="P10"/>
      <text:p text:style-name="P11">During coding, it is useful to use the debug functionality of your browser to debug your <text:span text:style-name="T13">application</text:span>. Developer can make live code and style changes withing the browser during development. This is extremely useful as it saves a lot of time. You can also set up break point to catch functionality event. You can find multiple video<text:span text:style-name="T13">s</text:span> about different browser debugging on youtu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3T18:37:07.094825009</meta:creation-date>
    <dc:date>2018-05-13T20:04:57.853745564</dc:date>
    <meta:editing-duration>PT13M28S</meta:editing-duration>
    <meta:editing-cycles>2</meta:editing-cycles>
    <meta:generator>LibreOffice/5.1.6.2$Linux_X86_64 LibreOffice_project/10m0$Build-2</meta:generator>
    <meta:document-statistic meta:table-count="0" meta:image-count="0" meta:object-count="0" meta:page-count="2" meta:paragraph-count="27" meta:word-count="508" meta:character-count="3150" meta:non-whitespace-character-count="2666"/>
  </office:meta>
</office:document-meta>
</file>